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URLHandler.open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RLHandler.JCRURLHandler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URLHandler.setURL( URL u , String protocol , String host , int port , String authority , String userInfo , String path , String query , String re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CRURLHandl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